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e46" officeooo:paragraph-rsid="000ce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0:32:38.449759905</meta:creation-date>
    <dc:date>2022-11-16T10:33:20.095448720</dc:date>
    <meta:editing-duration>PT4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